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51.4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41.5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4.4mm"/>
    </style:style>
    <style:style style:name="co10" style:family="table-column">
      <style:table-column-properties fo:break-before="auto" style:column-width="106.4mm"/>
    </style:style>
    <style:style style:name="co11" style:family="table-column">
      <style:table-column-properties fo:break-before="auto" style:column-width="46.5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24.41mm"/>
    </style:style>
    <style:style style:name="co14" style:family="table-column">
      <style:table-column-properties fo:break-before="auto" style:column-width="36.49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94.4mm"/>
    </style:style>
    <style:style style:name="co17" style:family="table-column">
      <style:table-column-properties fo:break-before="auto" style:column-width="36.6mm"/>
    </style:style>
    <style:style style:name="co18" style:family="table-column">
      <style:table-column-properties fo:break-before="auto" style:column-width="11.99mm"/>
    </style:style>
    <style:style style:name="co19" style:family="table-column">
      <style:table-column-properties fo:break-before="auto" style:column-width="24.99mm"/>
    </style:style>
    <style:style style:name="co20" style:family="table-column">
      <style:table-column-properties fo:break-before="auto" style:column-width="30.76mm"/>
    </style:style>
    <style:style style:name="co21" style:family="table-column">
      <style:table-column-properties fo:break-before="auto" style:column-width="42.21mm"/>
    </style:style>
    <style:style style:name="co22" style:family="table-column">
      <style:table-column-properties fo:break-before="auto" style:column-width="26.69mm"/>
    </style:style>
    <style:style style:name="co23" style:family="table-column">
      <style:table-column-properties fo:break-before="auto" style:column-width="98.8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34.5mm"/>
    </style:style>
    <style:style style:name="co26" style:family="table-column">
      <style:table-column-properties fo:break-before="auto" style:column-width="32.6mm"/>
    </style:style>
    <style:style style:name="co27" style:family="table-column">
      <style:table-column-properties fo:break-before="auto" style:column-width="117mm"/>
    </style:style>
    <style:style style:name="co28" style:family="table-column">
      <style:table-column-properties fo:break-before="auto" style:column-width="35.51mm"/>
    </style:style>
    <style:style style:name="co29" style:family="table-column">
      <style:table-column-properties fo:break-before="auto" style:column-width="27.99mm"/>
    </style:style>
    <style:style style:name="co30" style:family="table-column">
      <style:table-column-properties fo:break-before="auto" style:column-width="45.51mm"/>
    </style:style>
    <style:style style:name="co31" style:family="table-column">
      <style:table-column-properties fo:break-before="auto" style:column-width="118mm"/>
    </style:style>
    <style:style style:name="co32" style:family="table-column">
      <style:table-column-properties fo:break-before="auto" style:column-width="25.51mm"/>
    </style:style>
    <style:style style:name="co33" style:family="table-column">
      <style:table-column-properties fo:break-before="auto" style:column-width="35mm"/>
    </style:style>
    <style:style style:name="co34" style:family="table-column">
      <style:table-column-properties fo:break-before="auto" style:column-width="40.69mm"/>
    </style:style>
    <style:style style:name="co35" style:family="table-column">
      <style:table-column-properties fo:break-before="auto" style:column-width="14.8mm"/>
    </style:style>
    <style:style style:name="co36" style:family="table-column">
      <style:table-column-properties fo:break-before="auto" style:column-width="75.97mm"/>
    </style:style>
    <style:style style:name="co37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1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77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>
      <style:table-cell-properties fo:border="0.74pt solid #000000" style:vertical-align="top"/>
      <style:text-properties fo:font-size="7pt" style:font-size-asian="7pt" style:font-size-complex="7pt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8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2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∞. BÓ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0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∞. BÓG</text:p>
          </table:table-cell>
          <table:covered-table-cell table:style-name="ce77"/>
          <table:table-cell table:style-name="ce8" office:value-type="string" calcext:value-type="string">
            <text:p>DATA ZAWIERZENIA I CREDO:</text:p>
            <text:p>DODATKOWE INFORMACJE:</text:p>
            <text:p>WŁAŚCICIEL: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17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PIEKUNÓW</text:p>
          </table:table-cell>
          <table:covered-table-cell table:style-name="ce78"/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78"/>
          <table:table-cell table:style-name="ce92" table:number-columns-repeated="1010"/>
        </table:table-row>
        <table:table-row table:style-name="ro2">
          <table:table-cell table:style-name="ce94" office:value-type="string" calcext:value-type="string">
            <text:p>T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BROŃC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MODLITWA</text:p>
            <text:p>KOMUNIA ŚWIĘTA</text:p>
          </table:table-cell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RĘDOWNIK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NUMER WSPÓLNIE</text:p>
            <text:p>ZAPROSZONEGO</text:p>
            <text:p>PATRONA – ORĘDOWNIKA</text:p>
          </table:table-cell>
          <table:covered-table-cell table:style-name="ce27"/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CHRZTU ŚWIĘTEGO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I KOMUNII ŚWIĘTEJ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BIERZMOWANIA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URODZIN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BIAŁYCH PATRON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3" table:number-rows-repeated="1048554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A. PATRONI OBROŃ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BROŃCY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MODLITWA</text:p>
            <text:p>KOMUNIA ŚWIĘTA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7" table:default-cell-style-name="ce4"/>
        <table:table-column table:style-name="co10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PEŁNA NAZWA ŚWIĘTA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C. MIEJSCA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TYP I NAZWA MIEJSCA</text:p>
          </table:table-cell>
          <table:table-cell table:style-name="ce9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. RELIKWIE I GROBY" table:style-name="ta1"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17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H. RELIKWIE I GROB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88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NAZWA PATRONA</text:p>
          </table:table-cell>
          <table:table-cell table:style-name="ce9" office:value-type="string" calcext:value-type="string" table:number-columns-spanned="4" table:number-rows-spanned="1">
            <text:p>DATA NAWIEDZENIA REL./GROBU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7" table:default-cell-style-name="ce4"/>
        <table:table-column table:style-name="co18" table:default-cell-style-name="ce4"/>
        <table:table-column table:style-name="co19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2" table:number-columns-repeated="3" table:default-cell-style-name="ce4"/>
        <table:table-column table:style-name="co8" table:number-columns-repeated="1009" table:default-cell-style-name="ce4"/>
        <table:table-row table:style-name="ro1">
          <table:table-cell table:style-name="ce93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9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9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 table:number-columns-spanned="10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88" table:number-columns-spanned="4" table:number-rows-spanned="1"/>
          <table:covered-table-cell table:number-columns-repeated="2" table:style-name="ce77"/>
          <table:covered-table-cell table:style-name="ce91"/>
          <table:table-cell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9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9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SAKRAMENTY I PATRONI IMION" table:style-name="ta1">
        <table:table-column table:style-name="co1" table:default-cell-style-name="ce4"/>
        <table:table-column table:style-name="co2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4" table:default-cell-style-name="ce4"/>
        <table:table-column table:style-name="co25" table:default-cell-style-name="ce4"/>
        <table:table-column table:style-name="co18" table:number-columns-repeated="3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K. SAKRAMENTY I PATRONI IMION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82"/>
          <table:covered-table-cell table:style-name="ce45"/>
          <table:table-cell table:style-name="ce45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45"/>
          <table:table-cell table:style-name="ce91" table:number-columns-repeated="1013"/>
        </table:table-row>
        <table:table-row table:style-name="ro1">
          <table:table-cell table:style-name="ce74" office:value-type="string" calcext:value-type="string" table:number-columns-spanned="2" table:number-rows-spanned="1">
            <text:p>NAZWA WYDARZENIA</text:p>
          </table:table-cell>
          <table:covered-table-cell table:style-name="ce74"/>
          <table:table-cell table:style-name="ce9" office:value-type="string" calcext:value-type="string" table:number-columns-spanned="4" table:number-rows-spanned="1">
            <text:p>DATA URODZENI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74"/>
          <table:table-cell table:style-name="ce92" table:number-columns-repeated="1013"/>
        </table:table-row>
        <table:table-row table:style-name="ro1">
          <table:table-cell table:style-name="ce7" office:value-type="string" calcext:value-type="string" table:number-columns-spanned="2" table:number-rows-spanned="1">
            <text:p><text:s/>NARODZINY</text:p>
          </table:table-cell>
          <table:covered-table-cell table:style-name="ce4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" office:value-type="string" calcext:value-type="string">
            <text:p>KOLEJNY</text:p>
            <text:p>NUMER</text:p>
          </table:table-cell>
          <table:table-cell table:style-name="ce74" office:value-type="string" calcext:value-type="string">
            <text:p>NAZWA SAKRAMENTU</text:p>
          </table:table-cell>
          <table:table-cell table:style-name="ce9" office:value-type="string" calcext:value-type="string" table:number-columns-spanned="4" table:number-rows-spanned="1">
            <text:p>DATA PIERWSZEGO PRZYJĘCI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74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CHRZEST ŚWIĘTY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SPOWIEDŹ ŚWIĘTA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KOMUNIA ŚWIĘTA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BIERZMOWANIE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NAMASZCZENIE CHORYCH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KAPŁAŃSTWO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MAŁŻEŃSTWO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" office:value-type="string" calcext:value-type="string">
            <text:p>KOLEJNY</text:p>
            <text:p>NUMER</text:p>
          </table:table-cell>
          <table:table-cell table:style-name="ce74" office:value-type="string" calcext:value-type="string">
            <text:p>POSIADANE IMIONA</text:p>
          </table:table-cell>
          <table:table-cell table:style-name="ce74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9"/>
          <table:covered-table-cell table:style-name="ce74"/>
          <table:table-cell table:style-name="ce9" office:value-type="string" calcext:value-type="string">
            <text:p>INFORMACJE</text:p>
            <text:p>DODATKOWE</text:p>
          </table:table-cell>
          <table:table-cell table:style-name="ce96" office:value-type="string" calcext:value-type="string" table:number-columns-spanned="3" table:number-rows-spanned="1">
            <text:p>IMIĘ Z CHRZTU</text:p>
            <text:p>IMIĘ Z BIERZMOWANIA</text:p>
            <text:p>IMIĘ ZAKONNE</text:p>
          </table:table-cell>
          <table:covered-table-cell table:number-columns-repeated="2" table:style-name="ce74"/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M. OSOB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2" table:number-rows-spanned="1">
            <text:p>PEŁNE NAZWISKO LUB NAZWA OSOBY</text:p>
          </table:table-cell>
          <table:covered-table-cell table:style-name="ce9"/>
          <table:table-cell table:style-name="ce74" office:value-type="string" calcext:value-type="string" table:number-columns-spanned="7" table:number-rows-spanned="1">
            <text:p>INFORMACJE DODATKOWE</text:p>
          </table:table-cell>
          <table:covered-table-cell table:style-name="ce74"/>
          <table:covered-table-cell table:number-columns-repeated="2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26" table:default-cell-style-name="ce4"/>
        <table:table-column table:style-name="co18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O. CYTAT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88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CYTAT PATRONA</text:p>
          </table:table-cell>
          <table:table-cell table:style-name="ce9" office:value-type="string" calcext:value-type="string" table:number-columns-spanned="4" table:number-rows-spanned="1">
            <text:p>DATA DODANIA CYTATU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DODATKOWE INFORMACJE</text:p>
            <text:p><text:span text:style-name="T3">(NAZWA PATRONA, ŹRÓDŁO)</text:span></text:p>
          </table:table-cell>
          <table:covered-table-cell table:style-name="ce9"/>
          <table:table-cell table:style-name="ce89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8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P. BIALI PATRONI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BIAŁEGO PATRON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. PATRONI OPIEKUNOWIE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T. PATRONI OPIEKUNOWI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PIEKUN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U. PATRONI ORĘDOWNI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RĘDOWNIK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9" table:number-rows-spanned="1">
            <text:p>KOMENTARZ</text:p>
          </table:table-cell>
          <table:covered-table-cell table:style-name="ce9"/>
          <table:covered-table-cell table:number-columns-repeated="2" table:style-name="ce74"/>
          <table:covered-table-cell table:number-columns-repeated="2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style-name="ce88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7" table:default-cell-style-name="ce4"/>
        <table:table-column table:style-name="co1" table:default-cell-style-name="ce4"/>
        <table:table-column table:style-name="co27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8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D. KOŚCIOŁ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MIEJSCOWOŚĆ, TYP I TYTUŁ KOŚCIOŁA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NAWIEDZENIA KOŚCIOŁ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E. OŁTARZE" table:style-name="ta1">
        <table:table-column table:style-name="co7" table:default-cell-style-name="ce4"/>
        <table:table-column table:style-name="co1" table:default-cell-style-name="ce4"/>
        <table:table-column table:style-name="co27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8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E. OŁTARZ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MIEJSCOWOŚĆ, TYTUŁ OŁTARZA (KAPLICY)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NAWIEDZENIA OŁTARZ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. MSZE ŚWIĘTE" table:style-name="ta1">
        <table:table-column table:style-name="co7" table:default-cell-style-name="ce4"/>
        <table:table-column table:style-name="co29" table:default-cell-style-name="ce4"/>
        <table:table-column table:style-name="co27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0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F. MSZE ŚWIĘT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R KOŚCIOŁA</text:p>
            <text:p>LUB OŁTARZA</text:p>
          </table:table-cell>
          <table:table-cell table:style-name="ce9" office:value-type="string" calcext:value-type="string">
            <text:p>MIEJSCOWOŚĆ, TYTUŁ KOŚCIOŁA LUB OŁTARZA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2" table:number-columns-repeated="1013"/>
        </table:table-row>
        <table:table-row table:style-name="ro1" table:number-rows-repeated="16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. ODPUSTY PARAFIALNE" table:style-name="ta1">
        <table:table-column table:style-name="co7" table:default-cell-style-name="ce4"/>
        <table:table-column table:style-name="co3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2" table:default-cell-style-name="ce4"/>
        <table:table-column table:style-name="co33" table:default-cell-style-name="ce4"/>
        <table:table-column table:style-name="co18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G. ODPUSTY PARAFIALN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88"/>
          <table:covered-table-cell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MIEJSCOWOŚĆ I WEZWANIE PARAFII LUB KOŚCIOŁA FILIALNEGO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UDZIAŁU W SUMIE ODPUST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J. ROCZNICE POŚWIĘCENIA" table:style-name="ta1">
        <table:table-column table:style-name="co7" table:default-cell-style-name="ce4"/>
        <table:table-column table:style-name="co1" table:default-cell-style-name="ce4"/>
        <table:table-column table:style-name="co27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4" table:default-cell-style-name="ce4"/>
        <table:table-column table:style-name="co35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J. ROCZNICE POŚWIĘCENIA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MIEJSCOWOŚĆ, TYP I TYTUŁ ŚWIĄTYNI</text:p>
          </table:table-cell>
          <table:table-cell table:style-name="ce9" office:value-type="string" calcext:value-type="string" table:number-columns-spanned="4" table:number-rows-spanned="1">
            <text:p>DATA UDZIAŁU W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7" table:default-cell-style-name="ce4"/>
        <table:table-column table:style-name="co3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37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L. SZKAPLERZE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NAZWA SZKAPLERZA</text:p>
          </table:table-cell>
          <table:table-cell table:style-name="ce9" office:value-type="string" calcext:value-type="string" table:number-columns-spanned="4" table:number-rows-spanned="1">
            <text:p>DATA NAŁOŻENIA SZKAPLERZ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 style:data-style-name="N2" text:time-value="10:50:34.8981073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1-12-13T11:05:51.710543418</dc:date>
    <dc:creator>Andrzej Precz</dc:creator>
    <meta:editing-duration>PT15H15M16S</meta:editing-duration>
    <meta:editing-cycles>320</meta:editing-cycles>
    <meta:document-statistic meta:table-count="19" meta:cell-count="683" meta:object-count="0"/>
  </office:meta>
</office:document-meta>
</file>